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padding="0.028in"/>
    </style:style>
    <style:style style:name="ce3" style:family="table-cell" style:parent-style-name="Default" style:data-style-name="N0">
      <style:table-cell-properties fo:padding="0.028in"/>
      <style:text-properties style:use-window-font-color="true"/>
    </style:style>
    <style:style style:name="ce4" style:family="table-cell" style:parent-style-name="Default" style:data-style-name="N0">
      <style:table-cell-properties fo:border="none" fo:padding="0.028in"/>
      <style:text-properties style:use-window-font-color="tru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869 MHz</text:p>
          </table:table-cell>
          <table:table-cell table:style-name="ce1" table:number-columns-repeated="3"/>
          <table:table-cell table:style-name="ce5" office:value-type="string" calcext:value-type="string">
            <text:p>915 MHz</text:p>
          </table:table-cell>
          <table:table-cell table:style-name="ce5" table:number-columns-repeated="1018"/>
        </table:table-row>
        <table:table-row table:style-name="ro2">
          <table:table-cell table:style-name="ce2" office:value-type="string" calcext:value-type="string">
            <text:p>REF DE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/>
          <table:table-cell table:style-name="ce2" office:value-type="string" calcext:value-type="string">
            <text:p>REF DE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U_0402_X5R_K_6P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]=[.F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U_0402_X5R_K_6P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C_15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]=[.F4];&quot;ok&quot;;&quot;CHANGE&quot;)" office:value-type="string" office:string-value="ok" calcext:value-type="string">
            <text:p>ok</text:p>
          </table:table-cell>
          <table:table-cell table:style-name="ce4" office:value-type="string" calcext:value-type="string">
            <text:p>C101</text:p>
          </table:table-cell>
          <table:table-cell table:style-name="ce4" office:value-type="string" calcext:value-type="string">
            <text:p>C_15P_0402_NP0_J_5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]=[.F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C121</text:p>
          </table:table-cell>
          <table:table-cell table:style-name="ce3" office:value-type="string" calcext:value-type="string">
            <text:p>C_1P0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]=[.F6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1</text:p>
          </table:table-cell>
          <table:table-cell table:style-name="ce3" office:value-type="string" calcext:value-type="string">
            <text:p>C_1P0_0402_NP0_C_5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C122</text:p>
          </table:table-cell>
          <table:table-cell table:style-name="ce3" office:value-type="string" calcext:value-type="string">
            <text:p>C_1P5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7]=[.F7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2</text:p>
          </table:table-cell>
          <table:table-cell table:style-name="ce3" office:value-type="string" calcext:value-type="string">
            <text:p>C_1P5_0402_NP0_C_5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8]=[.F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C124</text:p>
          </table:table-cell>
          <table:table-cell table:style-name="ce3" office:value-type="string" calcext:value-type="string">
            <text:p>C_100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9]=[.F9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24</text:p>
          </table:table-cell>
          <table:table-cell table:style-name="ce3" office:value-type="string" calcext:value-type="string">
            <text:p>C_100P_0402_NP0_J_5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16"/>
        </table:table-row>
        <table:table-row table:style-name="ro2">
          <table:table-cell table:style-name="ce3" office:value-type="string" calcext:value-type="string">
            <text:p>C125</text:p>
          </table:table-cell>
          <table:table-cell table:style-name="ce3" office:value-type="string" calcext:value-type="string">
            <text:p>C_2P7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0]=[.F10];&quot;ok&quot;;&quot;CHANGE&quot;)" office:value-type="string" office:string-value="CHANGE" calcext:value-type="string">
            <text:p>CHANGE</text:p>
          </table:table-cell>
          <table:table-cell table:style-name="ce3" office:value-type="string" calcext:value-type="string">
            <text:p>C125</text:p>
          </table:table-cell>
          <table:table-cell table:style-name="ce3" office:value-type="string" calcext:value-type="string">
            <text:p>C_0P8_0402_NP0_B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131</text:p>
          </table:table-cell>
          <table:table-cell table:style-name="ce3" office:value-type="string" calcext:value-type="string">
            <text:p>C_1P5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1]=[.F11];&quot;ok&quot;;&quot;CHANGE&quot;)" office:value-type="string" office:string-value="ok" calcext:value-type="string">
            <text:p>ok</text:p>
          </table:table-cell>
          <table:table-cell table:style-name="ce3" office:value-type="string" calcext:value-type="string">
            <text:p>C131</text:p>
          </table:table-cell>
          <table:table-cell table:style-name="ce3" office:value-type="string" calcext:value-type="string">
            <text:p>C_1P5_0402_NP0_C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C_18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2]=[.F12];&quot;ok&quot;;&quot;CHANGE&quot;)" office:value-type="string" office:string-value="CHANGE" calcext:value-type="string">
            <text:p>CHANGE</text:p>
          </table:table-cell>
          <table:table-cell table:style-name="ce4" office:value-type="string" calcext:value-type="string">
            <text:p>C132</text:p>
          </table:table-cell>
          <table:table-cell table:style-name="ce4" office:value-type="string" calcext:value-type="string">
            <text:p>C_15P_0402_NP0_J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3]=[.F1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4]=[.F1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161</text:p>
          </table:table-cell>
          <table:table-cell table:style-name="ce3" office:value-type="string" calcext:value-type="string">
            <text:p>C_33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5]=[.F15];&quot;ok&quot;;&quot;CHANGE&quot;)" office:value-type="string" office:string-value="CHANGE" calcext:value-type="string">
            <text:p>CHANGE</text:p>
          </table:table-cell>
          <table:table-cell table:style-name="ce3" office:value-type="string" calcext:value-type="string">
            <text:p>C161</text:p>
          </table:table-cell>
          <table:table-cell table:style-name="ce3" office:value-type="string" calcext:value-type="string">
            <text:p>C_27P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6]=[.F1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18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0U_0603_X5R_M_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7]=[.F1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0U_0603_X5R_M_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C_2P2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8]=[.F18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C_04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19]=[.F1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C_12P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C_5P6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0]=[.F20];&quot;ok&quot;;&quot;CHANGE&quot;)" office:value-type="string" office:string-value="CHANGE" calcext:value-type="string">
            <text:p>CHAN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C_5P6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1]=[.F21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C_3P3_0402_NP0_C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C_15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2]=[.F22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C_7P5_0402_NP0_C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C_9P1_0402_NP0_C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3]=[.F23];&quot;ok&quot;;&quot;CHANGE&quot;)" office:value-type="string" office:string-value="CHANGE" calcext:value-type="string">
            <text:p>CHAN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C_1N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4]=[.F2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C_1N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5]=[.F2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C_1U_0402_X5R_K_6P3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6]=[.F2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C_1U_0402_X5R_K_6P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220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7]=[.F2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220P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C_47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8]=[.F2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C_47P_0402_NP0_J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29]=[.F2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0]=[.F3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C_100N_0402_X5R_K_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1]=[.F3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C_12P_0402_NP0_J_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C_12P_0402_NP0_J_5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2]=[.F3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C_12P_0402_NP0_J_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C_100N_0402_X5R_K_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3]=[.F33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C_100N_0402_X5R_K_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BEAD_102_0402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4]=[.F3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BEAD_102_04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21</text:p>
          </table:table-cell>
          <table:table-cell table:style-name="ce2" office:value-type="string" calcext:value-type="string">
            <text:p>L_12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5]=[.F35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21</text:p>
          </table:table-cell>
          <table:table-cell table:style-name="ce2" office:value-type="string" calcext:value-type="string">
            <text:p>L_12N_0402_J_LQ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22</text:p>
          </table:table-cell>
          <table:table-cell table:style-name="ce2" office:value-type="string" calcext:value-type="string">
            <text:p>L_18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6]=[.F36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22</text:p>
          </table:table-cell>
          <table:table-cell table:style-name="ce2" office:value-type="string" calcext:value-type="string">
            <text:p>L_18N_0402_J_LQ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30</text:p>
          </table:table-cell>
          <table:table-cell table:style-name="ce2" office:value-type="string" calcext:value-type="string">
            <text:p>L_1N5_0402_S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7]=[.F3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0</text:p>
          </table:table-cell>
          <table:table-cell table:style-name="ce2" office:value-type="string" calcext:value-type="string">
            <text:p>L_1N5_0402_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31</text:p>
          </table:table-cell>
          <table:table-cell table:style-name="ce2" office:value-type="string" calcext:value-type="string">
            <text:p>L_12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8]=[.F3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1</text:p>
          </table:table-cell>
          <table:table-cell table:style-name="ce2" office:value-type="string" calcext:value-type="string">
            <text:p>L_12N_0402_J_LQ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32</text:p>
          </table:table-cell>
          <table:table-cell table:style-name="ce2" office:value-type="string" calcext:value-type="string">
            <text:p>L_18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39]=[.F3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132</text:p>
          </table:table-cell>
          <table:table-cell table:style-name="ce2" office:value-type="string" calcext:value-type="string">
            <text:p>L_18N_0402_J_LQ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133</text:p>
          </table:table-cell>
          <table:table-cell table:style-name="ce2" office:value-type="string" calcext:value-type="string">
            <text:p>L_8N2_0402_J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0]=[.F40];&quot;ok&quot;;&quot;CHANGE&quot;)" office:value-type="string" office:string-value="CHANGE" calcext:value-type="string">
            <text:p>CHAN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11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1]=[.F4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11N_0402_J_LQ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21</text:p>
          </table:table-cell>
          <table:table-cell table:style-name="ce2" office:value-type="string" calcext:value-type="string">
            <text:p>L_15N_0603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2]=[.F42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1</text:p>
          </table:table-cell>
          <table:table-cell table:style-name="ce2" office:value-type="string" calcext:value-type="string">
            <text:p>L_22N_0603_J_LQ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22</text:p>
          </table:table-cell>
          <table:table-cell table:style-name="ce2" office:value-type="string" calcext:value-type="string">
            <text:p>L_10N_0402_J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3]=[.F43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5</text:p>
          </table:table-cell>
          <table:table-cell table:style-name="ce2" office:value-type="string" calcext:value-type="string">
            <text:p>L_10N_0402_G_LQ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23</text:p>
          </table:table-cell>
          <table:table-cell table:style-name="ce2" office:value-type="string" calcext:value-type="string">
            <text:p>L_2N2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4]=[.F44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3</text:p>
          </table:table-cell>
          <table:table-cell table:style-name="ce2" office:value-type="string" calcext:value-type="string">
            <text:p>L_2N9_0402_B_LQ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24</text:p>
          </table:table-cell>
          <table:table-cell table:style-name="ce2" office:value-type="string" calcext:value-type="string">
            <text:p>L_4N1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5]=[.F45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4</text:p>
          </table:table-cell>
          <table:table-cell table:style-name="ce2" office:value-type="string" calcext:value-type="string">
            <text:p>L_9N1_0402_G_LQ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25</text:p>
          </table:table-cell>
          <table:table-cell table:style-name="ce2" office:value-type="string" calcext:value-type="string">
            <text:p>L_2N2_0402_C_LQW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6]=[.F46];&quot;ok&quot;;&quot;CHANGE&quot;)" office:value-type="string" office:string-value="CHANGE" calcext:value-type="string">
            <text:p>CHAN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26</text:p>
          </table:table-cell>
          <table:table-cell table:style-name="ce2" office:value-type="string" calcext:value-type="string">
            <text:p>L_1N5_0402_S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7]=[.F47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L22</text:p>
          </table:table-cell>
          <table:table-cell table:style-name="ce2" office:value-type="string" calcext:value-type="string">
            <text:p>L_7N5_0402_G_LQW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MD_SOCKET_2x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8]=[.F4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SMD_SOCKET_2x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SMD_SOCKET_2x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49]=[.F4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SMD_SOCKET_2x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SMA_SMD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0]=[.F5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SMA_SM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INROW_SMD_2X7_2.54MM_PEG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1]=[.F5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INROW_SMD_2X7_2.54MM_P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52]=[.F52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Shield BMIS-20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2" table:formula="of:=IF([.B53]=[.F53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P5 cover</text:p>
          </table:table-cell>
          <table:table-cell table:style-name="ce2" office:value-type="string" calcext:value-type="string">
            <text:p>Shield BMIS-202 cov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R_3K3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4]=[.F54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R_3K3_0402_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55]=[.F55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R_47_0402_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" table:formula="of:=IF([.B56]=[.F56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R161</text:p>
          </table:table-cell>
          <table:table-cell table:style-name="ce2" office:value-type="string" calcext:value-type="string">
            <text:p>R_10_0402_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71</text:p>
          </table:table-cell>
          <table:table-cell table:style-name="ce2" office:value-type="string" calcext:value-type="string">
            <text:p>R_56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7]=[.F57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171</text:p>
          </table:table-cell>
          <table:table-cell table:style-name="ce2" office:value-type="string" calcext:value-type="string">
            <text:p>R_56K_0402_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8]=[.F58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59]=[.F59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0K_0402_F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0]=[.F60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0K_0402_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C110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1]=[.F61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C110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CC119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2]=[.F62];&quot;ok&quot;;&quot;CHANGE&quot;)" office:value-type="string" office:string-value="ok" calcext:value-type="string">
            <text:p>ok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CC11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PCOS_B3725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3]=[.F63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PCOS_B358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_27.000/20/40/40/10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IF([.B64]=[.F64];&quot;ok&quot;;&quot;CHANGE&quot;)" office:value-type="string" office:string-value="CHANGE" calcext:value-type="string">
            <text:p>CHANG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_26.000/20/40/40/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3" table:number-rows-repeated="104851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E2:Sheet1.F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kr </number:text>
      <number:number number:decimal-places="0" number:min-integer-digits="1" number:grouping="true"/>
      <number:text> </number:text>
    </number:number-style>
    <number:number-style style:name="N121">
      <number:text>(kr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kr </number:text>
      <number:number number:decimal-places="0" number:min-integer-digits="1" number:grouping="true"/>
      <number:text> </number:text>
    </number:number-style>
    <number:number-style style:name="N133P1" style:volatile="true">
      <number:text> kr (</number:text>
      <number:number number:decimal-places="0" number:min-integer-digits="1" number:grouping="true"/>
      <number:text>)</number:text>
    </number:number-style>
    <number:number-style style:name="N133P2" style:volatile="true">
      <number:text> kr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kr </number:text>
      <number:number number:decimal-places="2" number:min-integer-digits="1" number:grouping="true"/>
      <number:text> </number:text>
    </number:number-style>
    <number:number-style style:name="N141P1" style:volatile="true">
      <number:text> kr (</number:text>
      <number:number number:decimal-places="2" number:min-integer-digits="1" number:grouping="true"/>
      <number:text>)</number:text>
    </number:number-style>
    <number:number-style style:name="N141P2" style:volatile="true">
      <number:text> kr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kr </number:text>
      <number:number number:decimal-places="0" number:min-integer-digits="1" number:grouping="true"/>
    </number:number-style>
    <number:number-style style:name="N147">
      <number:text>kr 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kr </number:text>
      <number:number number:decimal-places="0" number:min-integer-digits="1" number:grouping="true"/>
    </number:number-style>
    <number:number-style style:name="N148">
      <style:text-properties fo:color="#ff0000"/>
      <number:text>kr -</number:text>
      <number:number number:decimal-places="0" number:min-integer-digits="1" number:grouping="true"/>
      <style:map style:condition="value()&gt;=0" style:apply-style-name="N148P0"/>
    </number:number-style>
    <number:number-style style:name="N150P0" style:volatile="true">
      <number:text>kr </number:text>
      <number:number number:decimal-places="2" number:min-integer-digits="1" number:grouping="true"/>
    </number:number-style>
    <number:number-style style:name="N150">
      <number:text>kr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kr </number:text>
      <number:number number:decimal-places="2" number:min-integer-digits="1" number:grouping="true"/>
    </number:number-style>
    <number:number-style style:name="N151">
      <style:text-properties fo:color="#ff0000"/>
      <number:text>kr -</number:text>
      <number:number number:decimal-places="2" number:min-integer-digits="1" number:grouping="true"/>
      <style:map style:condition="value()&gt;=0" style:apply-style-name="N151P0"/>
    </number:number-style>
    <number:number-style style:name="N153P0" style:volatile="true">
      <number:text> kr </number:text>
      <number:number number:decimal-places="0" number:min-integer-digits="1" number:grouping="true"/>
      <number:text> </number:text>
    </number:number-style>
    <number:number-style style:name="N153P1" style:volatile="true">
      <number:text> kr -</number:text>
      <number:number number:decimal-places="0" number:min-integer-digits="1" number:grouping="true"/>
      <number:text> </number:text>
    </number:number-style>
    <number:number-style style:name="N153P2" style:volatile="true">
      <number:text> kr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kr </number:text>
      <number:number number:decimal-places="2" number:min-integer-digits="1" number:grouping="true"/>
      <number:text> </number:text>
    </number:number-style>
    <number:number-style style:name="N157P1" style:volatile="true">
      <number:text> kr -</number:text>
      <number:number number:decimal-places="2" number:min-integer-digits="1" number:grouping="true"/>
      <number:text> </number:text>
    </number:number-style>
    <number:number-style style:name="N157P2" style:volatile="true">
      <number:text> kr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text>$</number:text>
      <number:number number:decimal-places="0" number:min-integer-digits="1" number:grouping="true"/>
      <number:text> </number:text>
    </number:number-style>
    <number:number-style style:name="N169">
      <number:text>($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number:min-integer-digits="1" number:grouping="true"/>
      <number:text> </number:text>
    </number:number-style>
    <number:number-style style:name="N172">
      <number:text>($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> $</number:text>
      <number:number number:decimal-places="0" number:min-integer-digits="1" number:grouping="true"/>
      <number:text> </number:text>
    </number:number-style>
    <number:number-style style:name="N177P1" style:volatile="true">
      <number:text> $(</number:text>
      <number:number number:decimal-places="0" number:min-integer-digits="1" number:grouping="true"/>
      <number:text>)</number:text>
    </number:number-style>
    <number:number-style style:name="N177P2" style:volatile="true">
      <number:text> $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 style:data-style-name="N2" text:time-value="0000-00-00T00:00:01.509684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6:11:59.947355584</meta:creation-date>
    <dc:date>2014-06-10T12:03:25.197860468</dc:date>
    <meta:editing-duration>PT11M57S</meta:editing-duration>
    <meta:editing-cycles>2</meta:editing-cycles>
    <meta:generator>LibreOffice/4.1.1.2$Linux_X86_64 LibreOffice_project/7e4286b58adc75a14f6d83f53a03b6c11fa2903</meta:generator>
    <dc:creator>Lou Nigra</dc:creator>
    <meta:document-statistic meta:table-count="1" meta:cell-count="422" meta:object-count="0"/>
  </office:meta>
</office:document-meta>
</file>